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0.804cm"/>
    </style:style>
    <style:style style:name="gr5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text-properties fo:color="#ff3333"/>
    </style:style>
    <style:style style:name="P4" style:family="paragraph">
      <style:text-properties fo:color="#ff3333" fo:font-size="60pt" style:font-size-asian="60pt" style:font-size-complex="60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paragraph-properties fo:margin-left="0cm" fo:margin-right="0cm" fo:text-indent="0cm">
        <style:tab-stops>
          <style:tab-stop style:position="7.649cm"/>
        </style:tab-stops>
      </style:paragraph-properties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ff3333" fo:font-size="60pt" style:font-size-asian="60pt" style:font-size-complex="60pt"/>
    </style:style>
    <style:style style:name="T3" style:family="text">
      <style:text-properties fo:color="#c5000b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26cm" svg:height="4.318cm" svg:x="12.303cm" svg:y="19.54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26cm" svg:height="4.318cm" svg:x="43.037cm" svg:y="19.28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26cm" svg:height="4.318cm" svg:x="27.797cm" svg:y="19.41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26cm" svg:height="4.318cm" svg:x="12.43cm" svg:y="28.978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26cm" svg:height="4.318cm" svg:x="43.037cm" svg:y="28.97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26cm" svg:height="4.318cm" svg:x="27.797cm" svg:y="28.97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26cm" svg:height="4.318cm" svg:x="12.304cm" svg:y="10.14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26cm" svg:height="4.318cm" svg:x="43.037cm" svg:y="9.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26cm" svg:height="4.318cm" svg:x="27.797cm" svg:y="10.01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589cm" svg:y1="14.97cm" svg:x2="14.589cm" svg:y2="19.034cm">
          <text:p/>
        </draw:line>
        <draw:line draw:style-name="gr2" draw:text-style-name="P1" draw:layer="layout" svg:x1="14.589cm" svg:y1="24.368cm" svg:x2="14.589cm" svg:y2="28.559cm">
          <text:p/>
        </draw:line>
        <draw:line draw:style-name="gr2" draw:text-style-name="P1" draw:layer="layout" svg:x1="15.605cm" svg:y1="15.351cm" svg:x2="29.067cm" svg:y2="18.907cm">
          <text:p/>
        </draw:line>
        <draw:line draw:style-name="gr2" draw:text-style-name="P1" draw:layer="layout" svg:x1="15.986cm" svg:y1="15.097cm" svg:x2="45.323cm" svg:y2="18.907cm">
          <text:p/>
        </draw:line>
        <draw:line draw:style-name="gr2" draw:text-style-name="P1" draw:layer="layout" svg:x1="15.351cm" svg:y1="24.495cm" svg:x2="29.575cm" svg:y2="28.432cm">
          <text:p/>
        </draw:line>
        <draw:line draw:style-name="gr2" draw:text-style-name="P1" draw:layer="layout" svg:x1="16.113cm" svg:y1="24.495cm" svg:x2="44.688cm" svg:y2="28.305cm">
          <text:p/>
        </draw:line>
        <draw:line draw:style-name="gr2" draw:text-style-name="P1" draw:layer="layout" svg:x1="29.702cm" svg:y1="14.97cm" svg:x2="29.956cm" svg:y2="18.526cm">
          <text:p/>
        </draw:line>
        <draw:line draw:style-name="gr2" draw:text-style-name="P1" draw:layer="layout" svg:x1="30.21cm" svg:y1="24.241cm" svg:x2="30.464cm" svg:y2="28.305cm">
          <text:p/>
        </draw:line>
        <draw:line draw:style-name="gr2" draw:text-style-name="P1" draw:layer="layout" svg:x1="30.464cm" svg:y1="14.97cm" svg:x2="44.688cm" svg:y2="18.018cm">
          <text:p/>
        </draw:line>
        <draw:line draw:style-name="gr2" draw:text-style-name="P1" draw:layer="layout" svg:x1="28.813cm" svg:y1="15.351cm" svg:x2="14.462cm" svg:y2="18.653cm">
          <text:p/>
        </draw:line>
        <draw:line draw:style-name="gr2" draw:text-style-name="P1" draw:layer="layout" svg:x1="29.575cm" svg:y1="24.876cm" svg:x2="15.478cm" svg:y2="28.305cm">
          <text:p/>
        </draw:line>
        <draw:line draw:style-name="gr2" draw:text-style-name="P1" draw:layer="layout" svg:x1="31.226cm" svg:y1="24.495cm" svg:x2="45.196cm" svg:y2="27.67cm">
          <text:p/>
        </draw:line>
        <draw:line draw:style-name="gr2" draw:text-style-name="P1" draw:layer="layout" svg:x1="45.323cm" svg:y1="14.843cm" svg:x2="45.577cm" svg:y2="18.78cm">
          <text:p/>
        </draw:line>
        <draw:line draw:style-name="gr2" draw:text-style-name="P1" draw:layer="layout" svg:x1="45.577cm" svg:y1="24.241cm" svg:x2="45.577cm" svg:y2="28.051cm">
          <text:p/>
        </draw:line>
        <draw:line draw:style-name="gr2" draw:text-style-name="P1" draw:layer="layout" svg:x1="44.942cm" svg:y1="24.495cm" svg:x2="31.353cm" svg:y2="28.051cm">
          <text:p/>
        </draw:line>
        <draw:line draw:style-name="gr2" draw:text-style-name="P1" draw:layer="layout" svg:x1="45.069cm" svg:y1="24.876cm" svg:x2="15.097cm" svg:y2="28.051cm">
          <text:p/>
        </draw:line>
        <draw:line draw:style-name="gr2" draw:text-style-name="P1" draw:layer="layout" svg:x1="44.942cm" svg:y1="15.351cm" svg:x2="31.226cm" svg:y2="18.653cm">
          <text:p/>
        </draw:line>
        <draw:line draw:style-name="gr2" draw:text-style-name="P1" draw:layer="layout" svg:x1="44.561cm" svg:y1="14.97cm" svg:x2="15.605cm" svg:y2="18.526cm">
          <text:p/>
        </draw:line>
        <draw:frame draw:style-name="gr3" draw:text-style-name="P4" draw:layer="layout" svg:width="8.215cm" svg:height="2.618cm" svg:x="54.467cm" svg:y="19.21cm">
          <draw:text-box>
            <text:p text:style-name="P3"><text:span text:style-name="T2">depth=1</text:span></text:p>
          </draw:text-box>
        </draw:frame>
        <draw:frame draw:style-name="gr3" draw:text-style-name="P5" draw:layer="layout" svg:width="11.678cm" svg:height="7.352cm" svg:x="15.01cm" svg:y="46.007cm">
          <draw:text-box>
            <text:p><text:span text:style-name="T1"><text:s text:c="19"/></text:span></text:p>
            <text:p><text:span text:style-name="T1"/></text:p>
            <text:p><text:span text:style-name="T1"/></text:p>
          </draw:text-box>
        </draw:frame>
        <draw:frame draw:style-name="gr3" draw:text-style-name="P4" draw:layer="layout" svg:width="8.215cm" svg:height="2.618cm" svg:x="54.722cm" svg:y="11.541cm">
          <draw:text-box>
            <text:p text:style-name="P3"><text:span text:style-name="T2">depth=0</text:span></text:p>
          </draw:text-box>
        </draw:frame>
        <draw:frame draw:style-name="gr4" draw:text-style-name="P5" draw:layer="layout" svg:width="63.992cm" svg:height="38.123cm" svg:x="6.096cm" svg:y="41.386cm">
          <draw:text-box>
            <text:p><text:span text:style-name="T3">PermRepeatingChooseK</text:span><text:span text:style-name="T1">(s, array, </text:span><text:span text:style-name="T2">depth</text:span><text:span text:style-name="T1">, k)</text:span></text:p>
            <text:p><text:span text:style-name="T1">{</text:span></text:p>
            <text:p><text:span text:style-name="T1"><text:tab/></text:span><text:span text:style-name="T1"><text:tab/></text:span><text:span text:style-name="T1">if(</text:span><text:span text:style-name="T2">depth</text:span><text:span text:style-name="T1"> == k)</text:span></text:p>
            <text:p><text:span text:style-name="T1"><text:tab/></text:span><text:span text:style-name="T1"><text:tab/></text:span><text:span text:style-name="T1">{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for(i=0; i&lt;</text:span><text:span text:style-name="T2">depth</text:span><text:span text:style-name="T1"> i++)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print(array[i])</text:span></text:p>
            <text:p><text:span text:style-name="T1"><text:tab/></text:span><text:span text:style-name="T1"><text:tab/></text:span><text:span text:style-name="T1">}</text:span></text:p>
            <text:p><text:span text:style-name="T1"><text:tab/></text:span><text:span text:style-name="T1"><text:tab/></text:span><text:span text:style-name="T1">else </text:span></text:p>
            <text:p><text:span text:style-name="T1"><text:tab/></text:span><text:span text:style-name="T1"><text:tab/></text:span><text:span text:style-name="T1">{</text:span></text:p>
            <text:p text:style-name="P6"><text:span text:style-name="T1"><text:tab/></text:span><text:span text:style-name="T1"><text:tab/></text:span><text:span text:style-name="T1">for(i=0; I &lt; s.length(); i++)</text:span></text:p>
            <text:p text:style-name="P6"><text:span text:style-name="T1"><text:tab/></text:span><text:span text:style-name="T1"><text:tab/></text:span><text:span text:style-name="T1">{</text:span></text:p>
            <text:p text:style-name="P6"><text:span text:style-name="T1"><text:s text:c="6"/></text:span><text:span text:style-name="T1"><text:tab/></text:span><text:span text:style-name="T1"><text:tab/></text:span><text:span text:style-name="T1"><text:tab/></text:span><text:span text:style-name="T1">array[</text:span><text:span text:style-name="T2">depth</text:span><text:span text:style-name="T1">] = s.charAt(i);</text:span></text:p>
            <text:p text:style-name="P6"><text:span text:style-name="T1"><text:tab/></text:span><text:span text:style-name="T1"><text:tab/></text:span><text:span text:style-name="T1"><text:tab/></text:span><text:span text:style-name="T3">PermRepeatingChooseK</text:span><text:span text:style-name="T1">(s, array, depth+1, k)</text:span></text:p>
            <text:p text:style-name="P6"><text:span text:style-name="T1"><text:tab/></text:span><text:span text:style-name="T1"><text:tab/></text:span><text:span text:style-name="T1">}</text:span></text:p>
            <text:p><text:span text:style-name="T1"><text:tab/></text:span><text:span text:style-name="T1"><text:tab/></text:span><text:span text:style-name="T1">}</text:span></text:p>
            <text:p><text:span text:style-name="T1">}</text:span></text:p>
          </draw:text-box>
        </draw:frame>
        <draw:frame draw:style-name="gr3" draw:text-style-name="P4" draw:layer="layout" svg:width="8.215cm" svg:height="2.618cm" svg:x="55.017cm" svg:y="29.116cm">
          <draw:text-box>
            <text:p text:style-name="P3"><text:span text:style-name="T2">depth=2</text:span></text:p>
          </draw:text-box>
        </draw:frame>
        <draw:custom-shape draw:style-name="gr5" draw:text-style-name="P1" draw:layer="layout" svg:width="2.413cm" svg:height="24.003cm" svg:x="51.038cm" svg:y="9.76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35.56cm" svg:height="1.397cm" svg:x="12.303cm" svg:y="7.7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7T01:28:23.029373000</meta:creation-date>
    <dc:date>2014-11-27T13:46:11.454047000</dc:date>
    <meta:editing-duration>PT11H46M27S</meta:editing-duration>
    <meta:editing-cycles>2</meta:editing-cycles>
    <meta:generator>LibreOffice/4.2.5.2$MacOSX_X86_64 LibreOffice_project/61cb170a04bb1f12e77c884eab9192be736ec5f5</meta:generator>
    <meta:document-statistic meta:object-count="34"/>
  </office:meta>
</office:document-meta>
</file>